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ParseException.getInse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Exception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Exception.toDetailed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ternParseException.PatternParseException( Throwable cause , int pos , char [ ] pattern , PatternMessage messageType ,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ParseException.getMessa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Exception.Pattern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Exception.formatMessage(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ParseException.PatternParseException( int pos , char [ ] pattern , PatternMessage messageType , Object ... 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